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666666" loext:opacity="100%" fo:font-style="italic" fo:font-weight="bold" officeooo:rsid="00192aa8" officeooo:paragraph-rsid="00192aa8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f358" officeooo:paragraph-rsid="0019f358"/>
    </style:style>
    <style:style style:name="P3" style:family="paragraph" style:parent-style-name="Standard">
      <style:text-properties officeooo:rsid="0019f358" officeooo:paragraph-rsid="001b5c91"/>
    </style:style>
    <style:style style:name="P4" style:family="paragraph" style:parent-style-name="Standard">
      <style:text-properties officeooo:rsid="001b5c91" officeooo:paragraph-rsid="001b5c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5c91" style:font-weight-asian="bold" style:font-weight-complex="bold"/>
    </style:style>
    <style:style style:name="T3" style:family="text">
      <style:text-properties officeooo:rsid="001cc36f"/>
    </style:style>
    <style:style style:name="T4" style:family="text">
      <style:text-properties officeooo:rsid="001e44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Ejercicio 01: (1,0 punto) </text:span></text:p>
      <text:p text:style-name="P2">El print muestra: abbccc</text:p>
      <text:p text:style-name="P2"/>
      <text:p text:style-name="P2"><text:tab/><text:span text:style-name="T1">Ejercicio 02: (1,0 punto)</text:span></text:p>
      <text:p text:style-name="P2">El print muestra: aab</text:p>
      <text:p text:style-name="P2"/>
      <text:p text:style-name="P2"><text:tab/><text:span text:style-name="T1">Ejercicio 03: (1,5 puntos)</text:span></text:p>
      <text:p text:style-name="P4">El print muestra: 3</text:p>
      <text:p text:style-name="P4"/>
      <text:p text:style-name="P3"><text:span text:style-name="T1"><text:tab/>Ejercicio 0</text:span><text:span text:style-name="T2">4</text:span><text:span text:style-name="T1">: (1,5 puntos)</text:span></text:p>
      <text:p text:style-name="P4">El print muestra: 3</text:p>
      <text:p text:style-name="P4"/>
      <text:p text:style-name="P4"><text:tab/><text:span text:style-name="T1">Ejercicio 05: (3,0 puntos)</text:span></text:p>
      <text:p text:style-name="P4">Tienes que introducir un numero superior o igual a <text:span text:style-name="T4">2</text:span></text:p>
      <text:p text:style-name="P4"/>
      <text:p text:style-name="P4"><text:tab/><text:span text:style-name="T1">Ejercicio 06: (2,0 puntos)</text:span></text:p>
      <text:p text:style-name="P4">El print muestra: V4sp3s12n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fo:font-style="italic" fo:font-weight="bold" officeooo:rsid="00192aa8" officeooo:paragraph-rsid="00192aa8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-Compresion condicionales, bucles<text:tab/><text:tab/>Adrián Fuentes Hernánd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3:21:21.268000000</meta:creation-date>
    <dc:date>2021-10-28T13:56:50.646000000</dc:date>
    <meta:editing-duration>PT14M38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3" meta:word-count="60" meta:character-count="386" meta:non-whitespace-character-count="331"/>
  </office:meta>
</office:document-meta>
</file>